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31A00000253E2B5D2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53cm" fo:min-width="0cm"/>
    </style:style>
    <style:style style:name="gr3" style:family="graphic" style:parent-style-name="text">
      <style:graphic-properties draw:textarea-horizontal-align="left" draw:auto-grow-height="true" draw:auto-grow-width="true" fo:min-height="0cm" fo:min-width="0cm"/>
    </style:style>
    <style:style style:name="gr4" style:family="graphic" style:parent-style-name="text">
      <style:graphic-properties draw:textarea-horizontal-align="left" draw:auto-grow-height="true" draw:auto-grow-width="true" fo:min-height="6.25cm" fo:min-width="0cm"/>
    </style:style>
    <style:style style:name="gr5" style:family="graphic" style:parent-style-name="text">
      <style:graphic-properties draw:textarea-horizontal-align="left" draw:auto-grow-height="true" draw:auto-grow-width="true" fo:min-height="8.05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3cm" fo:min-width="0cm"/>
    </style:style>
    <style:style style:name="pr1" style:family="presentation" style:parent-style-name="shine-osdc-title">
      <style:graphic-properties fo:min-height="3.256cm"/>
    </style:style>
    <style:style style:name="pr2" style:family="presentation" style:parent-style-name="shine-osdc-subtitle">
      <style:graphic-properties draw:fill-color="#ffffff" fo:min-height="13.61cm"/>
    </style:style>
    <style:style style:name="pr3" style:family="presentation" style:parent-style-name="shine-osdc-notes">
      <style:graphic-properties draw:fill-color="#ffffff" draw:auto-grow-height="true" fo:min-height="13.365cm"/>
    </style:style>
    <style:style style:name="pr4" style:family="presentation" style:parent-style-name="shine-osdc-title">
      <style:graphic-properties draw:auto-grow-height="true" fo:min-height="3.507cm"/>
    </style:style>
    <style:style style:name="pr5" style:family="presentation" style:parent-style-name="shine-osdc-outline1">
      <style:graphic-properties fo:min-height="13.61cm"/>
    </style:style>
    <style:style style:name="pr6" style:family="presentation" style:parent-style-name="shine-osdc-notes">
      <style:graphic-properties draw:fill-color="#ffffff" fo:min-height="13.11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/>
    </style:style>
    <style:style style:name="P6" style:family="paragraph">
      <style:text-properties fo:font-size="24pt"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20pt" fo:font-style="italic" style:font-style-asian="italic" style:font-style-complex="italic"/>
    </style:style>
    <style:style style:name="T6" style:family="text">
      <style:text-properties fo:font-size="20pt" fo:font-style="normal" style:font-style-asian="normal" style:font-style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4pt" fo:font-weight="normal" style:font-weight-asian="normal" style:font-weight-complex="normal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0000" fo:font-size="18pt" fo:font-weight="normal" style:font-weight-asian="normal" style:font-weight-complex="normal"/>
    </style:style>
    <style:style style:name="T18" style:family="text">
      <style:text-properties fo:color="#ff0000" fo:font-size="18pt"/>
    </style:style>
    <style:style style:name="T1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hine-osd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Open Source in Big Business:<text:line-break/>A Consulting Perspective</text:p>
          </draw:text-box>
        </draw:frame>
        <draw:frame presentation:style-name="pr2" draw:layer="layout" svg:width="25.199cm" svg:height="13.61cm" svg:x="1.4cm" svg:y="5.039cm" presentation:class="subtitle" presentation:user-transformed="true">
          <draw:text-box>
            <text:p><text:span text:style-name="T1">Tom Lee</text:span></text:p>
            <text:p>Shine Technologi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hine-osdc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Our Clients</text:p>
              </text:list-item>
              <text:list-item>
                <text:p>What is a Consultant?</text:p>
              </text:list-item>
              <text:list-item>
                <text:p>Disregard Dogmatism, Acquire Value</text:p>
              </text:list-item>
              <text:list-item>
                <text:p>Selling Big Business on Open Source</text:p>
              </text:list-item>
              <text:list-item>
                <text:p>Why Open Source for Your Clients?</text:p>
              </text:list-item>
              <text:list-item>
                <text:p>Getting Big Business to “Give Back”</text:p>
              </text:list-item>
              <text:list-item>
                <text:p>On Total Cost of Owners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o am I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nior Consultant for <text:span text:style-name="T1">Shine Technologies</text:span></text:p>
                <text:list>
                  <text:list-item>
                    <text:p><text:span text:style-name="T2">Software consultancy with offices in Melbourne and Brisbane</text:span></text:p>
                  </text:list-item>
                  <text:list-item>
                    <text:p><text:span text:style-name="T3"><text:a xlink:href="http://www.shinetech.com/">http://www.shinetech.com</text:a></text:span></text:p>
                  </text:list-item>
                </text:list>
              </text:list-item>
              <text:list-item>
                <text:p><text:span text:style-name="T2">Open source contributor</text:span></text:p>
                <text:list>
                  <text:list-item>
                    <text:p><text:span text:style-name="T2">(C)Python, Node, Rails, <text:s/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>
            <draw:text-box>
              <text:p>* Work with a bunch of big-name clients</text:p>
              <text:p>* Shine is NOT an Open Source company.</text:p>
              <text:p>* Much of what I say today reflects Shine values …</text:p>
              <text:p>* Also contributed to CPython et al.</text:p>
            </draw:text-box>
          </draw:frame>
        </presentation:notes>
      </draw:page>
      <draw:page draw:name="page4" draw:style-name="dp1" draw:master-page-name="shine-osdc" presentation:presentation-page-layout-name="AL2T1">
        <office:forms form:automatic-focus="false" form:apply-design-mode="false"/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NAB</text:span></text:p>
              </text:list-item>
              <text:list-item>
                <text:p><text:span text:style-name="T2">Sensis</text:span></text:p>
              </text:list-item>
              <text:list-item>
                <text:p><text:span text:style-name="T2">Loyalty Pacific</text:span></text:p>
              </text:list-item>
              <text:list-item>
                <text:p><text:span text:style-name="T2">Lufthansa Technik</text:span></text:p>
              </text:list-item>
              <text:list-item>
                <text:p><text:span text:style-name="T2">Others...</text:span></text:p>
              </text:list-item>
            </text:list>
          </draw:text-box>
        </draw:frame>
        <draw:frame presentation:style-name="pr4" draw:layer="layout" svg:width="25.199cm" svg:height="3.507cm" svg:x="1.4cm" svg:y="0.837cm" presentation:class="title">
          <draw:text-box>
            <text:p>Our Cli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user-transformed="true">
            <draw:text-box>
              <text:p><text:span text:style-name="T4">Our experience: clients “know” what they want.</text:span></text:p>
              <text:p><text:span text:style-name="T4">Exception to the rule: requests for tender, sometimes</text:span></text:p>
              <text:p><text:span text:style-name="T4">Where they don't know what they want, often open</text:span></text:p>
              <text:p><text:span text:style-name="T4">to suggestion on the provision we'll support it.</text:span></text:p>
              <text:p><text:span text:style-name="T4">Of course, if the solution is open source, we </text:span><text:span text:style-name="T5">can</text:span><text:span text:style-name="T6"> support it.</text:span></text:p>
              <text:p><text:span text:style-name="T6">We rely on long-term business relationships with our clients.</text:span></text:p>
              <text:p><text:span text:style-name="T4"/></text:p>
            </draw:text-box>
          </draw:frame>
        </presentation:notes>
      </draw:page>
      <draw:page draw:name="page5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is a Consultant?</text:p>
          </draw:text-box>
        </draw:frame>
        <draw:frame draw:style-name="gr2" draw:text-style-name="P4" draw:layer="layout" svg:width="22.567cm" svg:height="9.803cm" svg:x="2.933cm" svg:y="6.697cm">
          <draw:text-box>
            <text:p text:style-name="P3"><text:span text:style-name="T7">“</text:span><text:span text:style-name="T7">A consultant is a professional who </text:span><text:span text:style-name="T8">provides professional</text:span></text:p>
            <text:p text:style-name="P3"><text:span text:style-name="T8">or expert advice</text:span><text:span text:style-name="T7"> in a particular area of expertise.”</text:span></text:p>
            <text:p text:style-name="P3"><text:span text:style-name="T9">– </text:span><text:span text:style-name="T9">Wikipedia</text:span><text:span text:style-name="T7"><text:line-break/></text:span><text:span text:style-name="T7"><text:line-break/></text:span><text:span text:style-name="T7">People pay consultants for our </text:span><text:span text:style-name="T8">opinions.</text:span><text:span text:style-name="T8"><text:line-break/></text:span><text:span text:style-name="T8"/></text:p>
            <text:p text:style-name="P3"><text:span text:style-name="T10">They pay </text:span><text:span text:style-name="T11">consultants</text:span><text:span text:style-name="T10"> because they believe</text:span></text:p>
            <text:p text:style-name="P3"><text:span text:style-name="T11">our</text:span><text:span text:style-name="T10"> advice will translate to </text:span><text:span text:style-name="T8">tangible valu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>
            <draw:text-box>
              <text:p>Consultants provide expert advice.</text:p>
              <text:p>Clients pay because they want your opinion.</text:p>
              <text:p>They believe your opinion will provide value.</text:p>
              <text:p>You thus have an obligation to deliver this value.</text:p>
            </draw:text-box>
          </draw:frame>
        </presentation:notes>
      </draw:page>
      <draw:page draw:name="page6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sregard Dogmatism, Acquire Value</text:p>
          </draw:text-box>
        </draw:frame>
        <draw:frame draw:style-name="gr3" draw:text-style-name="P1" draw:layer="layout" svg:width="22.663cm" svg:height="3.083cm" svg:x="2.837cm" svg:y="8.417cm">
          <draw:text-box>
            <text:p>We should strive to <text:span text:style-name="T1">deliver optimum value to our clients</text:span>.</text:p>
            <text:p/>
            <text:p>Open source is part of our toolkit.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>
            <draw:text-box>
              <text:p>Strive to deliver value over all else.</text:p>
              <text:p>“Value” → security, efficiency, productivity, money.</text:p>
              <text:p>Unsure what your client wants? Ask!</text:p>
              <text:p>Do not recommend a second-rate OS solution:</text:p>
              <text:p><text:tab/>* Your client might lose money.</text:p>
              <text:p><text:tab/>* You could lose a client.</text:p>
              <text:p><text:tab/>* Tarnish the image of OS</text:p>
              <text:p>Consider all options.</text:p>
              <text:p>Provide the client with multiple options.</text:p>
              <text:p/>
            </draw:text-box>
          </draw:frame>
        </presentation:notes>
      </draw:page>
      <draw:page draw:name="page7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elling Big Business on Open Source</text:p>
          </draw:text-box>
        </draw:frame>
        <draw:frame draw:style-name="gr4" draw:text-style-name="P6" draw:layer="layout" svg:width="19.582cm" svg:height="9.691cm" svg:x="4.5cm" svg:y="5cm">
          <draw:text-box>
            <text:p text:style-name="P5"><text:span text:style-name="T12">Most of the time </text:span><text:span text:style-name="T13">they ask,</text:span></text:p>
            <text:p text:style-name="P5"><text:span text:style-name="T12">or they're</text:span><text:span text:style-name="T13"> already using it!</text:span></text:p>
            <text:p text:style-name="P5"><text:span text:style-name="T12"/></text:p>
            <text:p text:style-name="P5"><text:span text:style-name="T12">Usually specific, proven Open Source solutions</text:span></text:p>
            <text:p text:style-name="P5"><text:span text:style-name="T12">that are </text:span><text:span text:style-name="T13">tried and tested.</text:span></text:p>
            <text:p text:style-name="P5"><text:span text:style-name="T13"/></text:p>
            <text:p text:style-name="P5"><text:span text:style-name="T12">e.g Apache HTTPd, Tomcat, Hudson, Ruby &amp; Rails</text:span></text:p>
            <text:p text:style-name="P5"><text:span text:style-name="T12"/></text:p>
            <text:p text:style-name="P5"><text:span text:style-name="T12">Proving that </text:span><text:span text:style-name="T13">you</text:span><text:span text:style-name="T12"> can support these solutions</text:span></text:p>
            <text:p text:style-name="P5"><text:span text:style-name="T12">is an excellent star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user-transformed="true">
            <draw:text-box>
              <text:p text:style-name="P2"><text:span text:style-name="T4">Our experience: clients “know” what they want.</text:span></text:p>
              <text:p text:style-name="P2"><text:span text:style-name="T4">Exception to the rule: requests for tender, sometimes</text:span></text:p>
              <text:p text:style-name="P2"><text:span text:style-name="T4">Where they don't know what they want, often open</text:span></text:p>
              <text:p text:style-name="P2"><text:span text:style-name="T4">to suggestion on the provision we'll support it.</text:span></text:p>
              <text:p text:style-name="P2"><text:span text:style-name="T4">Of course, if the solution is open source, we </text:span><text:span text:style-name="T5">can</text:span><text:span text:style-name="T6"> support it.</text:span></text:p>
              <text:p text:style-name="P2"><text:span text:style-name="T6">We rely on long-term business relationships with our clients.</text:span></text:p>
              <text:p text:style-name="P2"><text:span text:style-name="T4"/></text:p>
            </draw:text-box>
          </draw:frame>
        </presentation:notes>
      </draw:page>
      <draw:page draw:name="page8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elling Big Business on Open Source (cont.)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p text:style-name="P3"><text:span text:style-name="T2">Big business is generally </text:span><text:span text:style-name="T1">conservative:</text:span></text:p>
            <text:p text:style-name="P3"><text:span text:style-name="T2">opportunities on the bleeding-edge are rare</text:span></text:p>
            <text:p text:style-name="P3"><text:span text:style-name="T2">but not </text:span><text:span text:style-name="T14">entirely</text:span><text:span text:style-name="T2"> unheard of!</text:span></text:p>
            <text:p text:style-name="P3"><text:span text:style-name="T2"/></text:p>
            <text:p text:style-name="P3"><text:span text:style-name="T2">Open source allows </text:span><text:span text:style-name="T1">good business relationships</text:span></text:p>
            <text:p text:style-name="P3"><text:span text:style-name="T2">to trump proprietary lock-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Open Source for Your Clients?</text:p>
          </draw:text-box>
        </draw:frame>
        <draw:frame draw:style-name="gr5" draw:text-style-name="P6" draw:layer="layout" svg:width="25.046cm" svg:height="11.579cm" svg:x="1.454cm" svg:y="6cm">
          <draw:text-box>
            <text:p><text:span text:style-name="T13">Proprietary solutions</text:span><text:span text:style-name="T12"> often limit your client's options for support.</text:span></text:p>
            <text:p><text:span text:style-name="T12"/></text:p>
            <text:p><text:span text:style-name="T12">What happens if a business falls out</text:span></text:p>
            <text:p><text:span text:style-name="T12">with a proprietary vendor?</text:span></text:p>
            <text:p><text:span text:style-name="T12"/></text:p>
            <text:p><text:span text:style-name="T12">Who will support the solution?</text:span></text:p>
            <text:p><text:span text:style-name="T12"/></text:p>
            <text:p><text:span text:style-name="T13">Initial outlay</text:span><text:span text:style-name="T12"> for open source is typically less than</text:span></text:p>
            <text:p><text:span text:style-name="T12">for proprietary solutions.</text:span></text:p>
            <text:p><text:span text:style-name="T12"/></text:p>
            <text:p><text:span text:style-name="T12">Benefit from</text:span><text:span text:style-name="T13"> features and bug-fixes </text:span><text:span text:style-name="T12">delivered</text:span></text:p>
            <text:p><text:span text:style-name="T12">for free by the community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user-transformed="true">
            <draw:text-box>
              <text:p><text:span text:style-name="T4">Avoid vendor lock-in.</text:span></text:p>
              <text:p><text:span text:style-name="T4">Reduce initial outlay.</text:span></text:p>
              <text:p><text:span text:style-name="T4">Proprietary solutions bad for consultants too:</text:span></text:p>
              <text:p><text:span text:style-name="T4"><text:tab/></text:span><text:span text:style-name="T4">* Support somebody else's solution?</text:span></text:p>
              <text:p><text:span text:style-name="T4"/></text:p>
            </draw:text-box>
          </draw:frame>
        </presentation:notes>
      </draw:page>
      <draw:page draw:name="page10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Open Source for Your Clients? (cont.)</text:p>
          </draw:text-box>
        </draw:frame>
        <draw:frame draw:style-name="gr5" draw:text-style-name="P6" draw:layer="layout" svg:width="24.552cm" svg:height="8.303cm" svg:x="1.454cm" svg:y="6cm">
          <draw:text-box>
            <text:p><text:span text:style-name="T12">Only the </text:span><text:span text:style-name="T13">license and (lack of) access to the source code</text:span></text:p>
            <text:p><text:span text:style-name="T12">prevents your consultancy from supporting proprietary solutions.</text:span></text:p>
            <text:p><text:span text:style-name="T12"/></text:p>
            <text:p><text:span text:style-name="T12">Is a vendor of proprietary software </text:span><text:span text:style-name="T15">really</text:span></text:p>
            <text:p><text:span text:style-name="T13">more technically capable </text:span><text:span text:style-name="T12">than anybody else</text:span></text:p>
            <text:p><text:span text:style-name="T12">with access to the sourc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user-transformed="true">
            <draw:text-box>
              <text:p><text:span text:style-name="T4">Avoid vendor lock-in.</text:span></text:p>
              <text:p><text:span text:style-name="T4">Reduce initial outlay.</text:span></text:p>
              <text:p><text:span text:style-name="T4">Proprietary solutions bad for consultants too:</text:span></text:p>
              <text:p><text:span text:style-name="T4"><text:tab/></text:span><text:span text:style-name="T4">* Support somebody else's solution?</text:span></text:p>
              <text:p><text:span text:style-name="T4"/></text:p>
            </draw:text-box>
          </draw:frame>
        </presentation:notes>
      </draw:page>
      <draw:page draw:name="page11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etting Big Business to “Give Back”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p text:style-name="P3">Your clients may be a little nervous about you</text:p>
            <text:p text:style-name="P3"><text:span text:style-name="T1">contributing fixes</text:span> <text:span text:style-name="T1">upstream</text:span>.<text:line-break/></text:p>
            <text:p text:style-name="P3">Convince them of the <text:span text:style-name="T1">benefits</text:span> of “giving back”.<text:line-break/></text:p>
            <text:p text:style-name="P3">Go ahead and <text:span text:style-name="T1">create useful open source </text:span><text:span text:style-name="T2">for your clients.</text:span><text:line-break/>e.g. jazz – node template engine</text:p>
            <text:p text:style-name="P3"><text:a xlink:href="http://github.com/shinetech/jazz">http://github.com/shinetech/jazz</text:a></text:p>
            <text:p text:style-name="P3"><text:line-break/>Jazz is in active use by the CitySearch team at <text:span text:style-name="T2">Sensis</text:span><text:span text:style-name="T2"><text:line-break/></text:span><text:span text:style-name="T2"><text:a xlink:href="http://www.citysearch.com.au/">http://www.citysearch.com.au</text:a>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etting Big Business to “Give Back” (cont.)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p text:style-name="P3">Convincing your clients to give back</text:p>
            <text:p text:style-name="P3"><text:span text:style-name="T1">benefits everyone.</text:span></text:p>
            <text:p text:style-name="P3"><text:span text:style-name="T2"/></text:p>
            <text:p text:style-name="P3"><text:span text:style-name="T2">The Open Source project </text:span><text:span text:style-name="T1">continues to grow</text:span><text:span text:style-name="T2">.</text:span></text:p>
            <text:p text:style-name="P3"><text:span text:style-name="T2"/></text:p>
            <text:p text:style-name="P3"><text:span text:style-name="T1">Simplifies the upgrade path</text:span><text:span text:style-name="T2"> for your client.</text:span></text:p>
            <text:p text:style-name="P3"><text:span text:style-name="T2"/></text:p>
            <text:p text:style-name="P3"><text:span text:style-name="T2">Gets your company name “</text:span><text:span text:style-name="T1">out there</text:span><text:span text:style-name="T2">”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n Total Cost of Ownership</text:p>
          </draw:text-box>
        </draw:frame>
        <draw:frame draw:style-name="gr4" draw:text-style-name="P6" draw:layer="layout" svg:width="22.955cm" svg:height="6.5cm" svg:x="3cm" svg:y="6cm">
          <draw:text-box>
            <text:p><text:span text:style-name="T12">Lots of talk regarding Open Source vs. proprietary on TCO,</text:span></text:p>
            <text:p><text:span text:style-name="T12">but </text:span><text:span text:style-name="T13">it's pointless to generalize.</text:span></text:p>
            <text:p><text:span text:style-name="T12"/></text:p>
            <text:p><text:span text:style-name="T12">For any given problem, the </text:span><text:span text:style-name="T13">difference between the TCO</text:span><text:span text:style-name="T12"> of</text:span></text:p>
            <text:p><text:span text:style-name="T12">open source and proprietary solutions can and will</text:span></text:p>
            <text:p><text:span text:style-name="T12">differ due to any number of factor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user-transformed="true">
            <draw:text-box>
              <text:p><text:span text:style-name="T4">“</text:span><text:span text:style-name="T4">Oh, open source has a higher TCO”</text:span></text:p>
              <text:p><text:span text:style-name="T4">Completely irrelevant, even for averages</text:span></text:p>
              <text:p><text:span text:style-name="T4">Solutions deserve independent scrutiny.</text:span></text:p>
              <text:p><text:span text:style-name="T4">Advocating either was is doing clients a disservice.</text:span></text:p>
              <text:p><text:span text:style-name="T4"/></text:p>
            </draw:text-box>
          </draw:frame>
        </presentation:notes>
      </draw:page>
      <draw:page draw:name="page14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ocus on delivering <text:span text:style-name="T1">value</text:span><text:span text:style-name="T2"> to your clients.</text:span></text:p>
              </text:list-item>
              <text:list-item>
                <text:p><text:span text:style-name="T2">Be understanding of corporate technological conservatism.</text:span></text:p>
              </text:list-item>
              <text:list-item>
                <text:p>This is RL: don't get caught up in dog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hine-osd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estions?</text:p>
          </draw:text-box>
        </draw:frame>
        <draw:frame draw:style-name="gr6" draw:text-style-name="P7" draw:layer="layout" svg:width="8.329cm" svg:height="6.133cm" svg:x="9.5cm" svg:y="7cm">
          <draw:text-box>
            <text:p text:style-name="P3"><text:span text:style-name="T16">Tom Lee</text:span></text:p>
            <text:p text:style-name="P3"><text:span text:style-name="T17"><text:a xlink:href="http://tomlee.co/">http://tomlee.co</text:a></text:span></text:p>
            <text:p text:style-name="P3"><text:span text:style-name="T17"/></text:p>
            <text:p text:style-name="P3"><text:span text:style-name="T16">Shine Technologies</text:span></text:p>
            <text:p text:style-name="P3"><text:span text:style-name="T18"><text:a xlink:href="http://www.shinetech.com/">http://www.shinetech.com</text:a></text:span></text:p>
            <text:p text:style-name="P3"><text:span text:style-name="T18"><text:a xlink:href="mailto:thomas.lee@shinetech.com">thomas.lee@shinetech.com</text:a></text:span></text:p>
            <text:p text:style-name="P3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hine-pale" xlink:href="Pictures/100000000000031A00000253E2B5D218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text-align="center"/>
      <style:text-properties fo:font-size="2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text-align="justify"/>
      <style:text-properties fo:font-size="2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ine-osdc-background" style:family="presentation">
      <style:graphic-properties draw:stroke="none" draw:fill="bitmap" draw:fill-image-name="shine-pale" draw:fill-image-width="0cm" draw:fill-image-height="0cm" style:repeat="no-repeat"/>
      <style:text-properties style:letter-kerning="true"/>
    </style:style>
    <style:style style:name="shine-osd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hine-osd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ine-osdc-outline1" style:family="presentation">
      <style:graphic-properties draw:stroke="none" draw:fill="none" draw:auto-grow-height="false" draw:fit-to-size="shrink-to-fit">
        <text:list-style style:name="shine-osd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ne-osdc-outline2" style:family="presentation" style:parent-style-name="shine-osdc-outline1">
      <style:paragraph-properties fo:margin-top="0cm" fo:margin-bottom="0.4cm"/>
      <style:text-properties fo:font-size="20pt" style:font-size-asian="28pt" style:font-size-complex="28pt"/>
    </style:style>
    <style:style style:name="shine-osdc-outline3" style:family="presentation" style:parent-style-name="shine-osdc-outline2">
      <style:paragraph-properties fo:margin-top="0cm" fo:margin-bottom="0.3cm"/>
      <style:text-properties fo:font-size="18pt" style:font-size-asian="24pt" style:font-size-complex="24pt"/>
    </style:style>
    <style:style style:name="shine-osdc-outline4" style:family="presentation" style:parent-style-name="shine-osdc-outline3">
      <style:paragraph-properties fo:margin-top="0cm" fo:margin-bottom="0.2cm"/>
      <style:text-properties fo:font-size="20pt" style:font-size-asian="20pt" style:font-size-complex="20pt"/>
    </style:style>
    <style:style style:name="shine-osdc-outline5" style:family="presentation" style:parent-style-name="shine-osdc-outline4">
      <style:paragraph-properties fo:margin-top="0cm" fo:margin-bottom="0.1cm"/>
      <style:text-properties fo:font-size="20pt" style:font-size-asian="20pt" style:font-size-complex="20pt"/>
    </style:style>
    <style:style style:name="shine-osdc-outline6" style:family="presentation" style:parent-style-name="shine-osdc-outline5">
      <style:paragraph-properties fo:margin-top="0cm" fo:margin-bottom="0.1cm"/>
      <style:text-properties fo:font-size="20pt" style:font-size-asian="20pt" style:font-size-complex="20pt"/>
    </style:style>
    <style:style style:name="shine-osdc-outline7" style:family="presentation" style:parent-style-name="shine-osdc-outline6">
      <style:paragraph-properties fo:margin-top="0cm" fo:margin-bottom="0.1cm"/>
      <style:text-properties fo:font-size="20pt" style:font-size-asian="20pt" style:font-size-complex="20pt"/>
    </style:style>
    <style:style style:name="shine-osdc-outline8" style:family="presentation" style:parent-style-name="shine-osdc-outline7">
      <style:paragraph-properties fo:margin-top="0cm" fo:margin-bottom="0.1cm"/>
      <style:text-properties fo:font-size="20pt" style:font-size-asian="20pt" style:font-size-complex="20pt"/>
    </style:style>
    <style:style style:name="shine-osdc-outline9" style:family="presentation" style:parent-style-name="shine-osdc-outline8">
      <style:paragraph-properties fo:margin-top="0cm" fo:margin-bottom="0.1cm"/>
      <style:text-properties fo:font-size="20pt" style:font-size-asian="20pt" style:font-size-complex="20pt"/>
    </style:style>
    <style:style style:name="shine-osdc-subtitle" style:family="presentation">
      <style:graphic-properties draw:stroke="none" draw:fill="none" draw:textarea-vertical-align="middle">
        <text:list-style style:name="shine-osd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ne-osdc-title" style:family="presentation">
      <style:graphic-properties draw:stroke="none" draw:fill="none" draw:textarea-vertical-align="middle">
        <text:list-style style:name="shine-osd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hine-pale" draw:fill-image-width="0cm" draw:fill-image-height="0cm" style:repeat="no-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hine-osdc-backgroundobjects">
      <style:graphic-properties draw:stroke="none" draw:fill="none" draw:fill-color="#ffffff" draw:auto-grow-height="false" fo:min-height="1.449cm"/>
    </style:style>
    <style:style style:name="Mpr2" style:family="presentation" style:parent-style-name="shine-osdc-backgroundobjects">
      <style:graphic-properties draw:stroke="none" draw:fill="none" draw:fill-color="#ffffff" draw:auto-grow-height="false" fo:min-height="1.485cm"/>
    </style:style>
    <style:style style:name="Mpr3" style:family="presentation" style:parent-style-name="shine-osd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hine-osdc" style:page-layout-name="PM1" draw:style-name="Mdp1">
      <draw:frame presentation:style-name="shine-osdc-title" draw:layer="backgroundobjects" svg:width="25.199cm" svg:height="3.506cm" svg:x="1.4cm" svg:y="0.837cm" presentation:class="title" presentation:placeholder="true">
        <draw:text-box/>
      </draw:frame>
      <draw:frame presentation:style-name="shine-osd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hine-osdc-title" draw:layer="backgroundobjects" svg:width="14.848cm" svg:height="11.135cm" svg:x="3.075cm" svg:y="2.257cm" presentation:class="page"/>
        <draw:frame presentation:style-name="shine-osd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7T23:54:16</meta:creation-date>
    <meta:editing-duration>PT33H01M53S</meta:editing-duration>
    <meta:editing-cycles>174</meta:editing-cycles>
    <meta:generator>OpenOffice.org/3.2$Linux OpenOffice.org_project/320m12$Build-9483</meta:generator>
    <meta:initial-creator>Thomas Lee</meta:initial-creator>
    <dc:date>2011-01-24T11:00:02</dc:date>
    <dc:creator>Thomas Lee</dc:creator>
    <meta:document-statistic meta:object-count="81"/>
  </office:meta>
</office:document-meta>
</file>